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Deep_20_Orange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Tango_20_Yellow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Gray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Olive_20_Green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Deep_20_Blue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gradient" draw:fill-gradient-name="Deep_20_Green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gradient" draw:fill-gradient-name="Tango_20_Gray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fill="gradient" draw:fill-gradient-name="Argile" draw:textarea-horizontal-align="justify" draw:textarea-vertical-align="middle" draw:auto-grow-height="false"/>
    </style:style>
    <style:style style:name="gr13" style:family="graphic" style:parent-style-name="standard">
      <style:graphic-properties draw:fill="gradient" draw:fill-gradient-name="Deep_20_Orange" draw:textarea-horizontal-align="justify" draw:textarea-vertical-align="middle" draw:auto-grow-height="false" fo:min-height="4.957cm" fo:min-width="9.66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14.605cm" svg:height="4.826cm" svg:x="23.114cm" svg:y="1.397cm">
          <text:p text:style-name="P1">LooseChangePresen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7.239cm" svg:height="2.032cm" svg:x="46.736cm" svg:y="32.131cm">
          <text:p text:style-name="P1">TransactionDTO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7.239cm" svg:height="2.032cm" svg:x="46.736cm" svg:y="29.845cm">
          <text:p text:style-name="P1">CategoryDTO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6.731cm" svg:height="1.905cm" svg:x="27.178cm" svg:y="37.338cm">
          <text:p text:style-name="P1">FileAccess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12" draw:id="id12" draw:layer="layout" svg:width="5.461cm" svg:height="1.905cm" svg:x="27.686cm" svg:y="43.561cm">
          <text:p text:style-name="P1">DataFile (JSON)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1.049cm" svg:height="4.826cm" svg:x="36.068cm" svg:y="13.208cm">
          <text:p text:style-name="P1">RawViewPresente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9.525cm" svg:height="1.651cm" svg:x="55.499cm" svg:y="9.525cm">
          <text:p text:style-name="P1">CategoryComboBoxDeleg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8.128cm" svg:height="1.651cm" svg:x="55.753cm" svg:y="18.415cm">
          <text:p text:style-name="P1">CommentLineEditDelegate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7.747cm" svg:height="1.778cm" svg:x="55.626cm" svg:y="14.097cm">
          <text:p text:style-name="P1">DoubleSpinBoxDelegate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6.604cm" svg:height="1.778cm" svg:x="55.626cm" svg:y="16.256cm">
          <text:p text:style-name="P1">DateEditDeleg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11.049cm" svg:height="2.032cm" svg:x="55.626cm" svg:y="11.684cm">
          <text:p text:style-name="P1">TransactionTypeComboBoxDeleg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9.398cm" svg:height="2.667cm" svg:x="25.781cm" svg:y="30.353cm">
          <text:p text:style-name="P1">CachedData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8.255cm" svg:height="2.413cm" svg:x="36.576cm" svg:y="15.113cm">
          <text:p text:style-name="P1">RawViewTable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0.16cm" svg:height="5.08cm" svg:x="25.654cm" svg:y="13.335cm">
          <text:p text:style-name="P1">EditCategoriesPresente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4.831cm" svg:y1="16.319cm" svg:x2="55.499cm" svg:y2="10.35cm" draw:start-shape="id1" draw:start-glue-point="1" draw:end-shape="id2" draw:end-glue-point="3" svg:d="M44831 16319l10668-5969" svg:viewBox="0 0 10669 5970">
          <text:p text:style-name="P1">Uses</text:p>
          <text:p text:style-name="P1"/>
        </draw:connector>
        <draw:connector draw:style-name="gr7" draw:text-style-name="P1" draw:layer="layout" draw:type="line" svg:x1="44.831cm" svg:y1="16.319cm" svg:x2="55.626cm" svg:y2="12.7cm" draw:start-shape="id1" draw:start-glue-point="1" draw:end-shape="id3" draw:end-glue-point="3" svg:d="M44831 16319l10795-3619" svg:viewBox="0 0 10796 3620">
          <text:p text:style-name="P1">Uses</text:p>
          <text:p text:style-name="P1"/>
        </draw:connector>
        <draw:connector draw:style-name="gr7" draw:text-style-name="P1" draw:layer="layout" draw:type="line" svg:x1="44.831cm" svg:y1="16.319cm" svg:x2="55.626cm" svg:y2="14.986cm" draw:start-shape="id1" draw:start-glue-point="1" draw:end-shape="id4" draw:end-glue-point="3" svg:d="M44831 16319l10795-1333" svg:viewBox="0 0 10796 1334">
          <text:p text:style-name="P1">Uses</text:p>
          <text:p text:style-name="P1"/>
        </draw:connector>
        <draw:connector draw:style-name="gr7" draw:text-style-name="P1" draw:layer="layout" draw:type="line" svg:x1="44.831cm" svg:y1="16.319cm" svg:x2="55.626cm" svg:y2="17.145cm" draw:start-shape="id1" draw:start-glue-point="1" draw:end-shape="id5" draw:end-glue-point="3" svg:d="M44831 16319l10795 826" svg:viewBox="0 0 10796 827">
          <text:p text:style-name="P1">Uses</text:p>
          <text:p text:style-name="P1"/>
        </draw:connector>
        <draw:connector draw:style-name="gr7" draw:text-style-name="P1" draw:layer="layout" draw:type="line" svg:x1="44.831cm" svg:y1="16.319cm" svg:x2="55.753cm" svg:y2="19.24cm" draw:start-shape="id1" draw:start-glue-point="1" draw:end-shape="id6" draw:end-glue-point="3" svg:d="M44831 16319l10922 2921" svg:viewBox="0 0 10923 2922">
          <text:p text:style-name="P1">Uses</text:p>
          <text:p text:style-name="P1"/>
        </draw:connector>
        <draw:custom-shape draw:style-name="gr6" draw:text-style-name="P1" draw:layer="layout" svg:width="8.763cm" svg:height="2.413cm" svg:x="26.162cm" svg:y="15.113cm">
          <text:p text:style-name="P1">EditCategoriesTableModel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7.239cm" svg:height="3.048cm" svg:x="22.733cm" svg:y="25.273cm">
          <text:p text:style-name="P1">TransactionDAO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0.734cm" svg:y1="18.415cm" svg:x2="26.352cm" svg:y2="25.273cm" draw:start-shape="id7" draw:start-glue-point="2" draw:end-shape="id8" draw:end-glue-point="0" svg:d="M30734 18415l-4382 6858" svg:viewBox="0 0 4383 6859">
          <text:p text:style-name="P1">Uses</text:p>
          <text:p text:style-name="P1"/>
        </draw:connector>
        <draw:connector draw:style-name="gr7" draw:text-style-name="P1" draw:layer="layout" draw:type="line" svg:x1="26.352cm" svg:y1="28.321cm" svg:x2="30.48cm" svg:y2="30.353cm" draw:start-shape="id8" draw:start-glue-point="2" draw:end-shape="id9" draw:end-glue-point="0" svg:d="M26352 28321l4128 2032" svg:viewBox="0 0 4129 2033">
          <text:p text:style-name="P1">Accesses</text:p>
        </draw:connector>
        <draw:custom-shape draw:style-name="gr8" draw:text-style-name="P1" xml:id="id10" draw:id="id10" draw:layer="layout" svg:width="7.366cm" svg:height="3.048cm" svg:x="31.623cm" svg:y="25.146cm">
          <text:p text:style-name="P1">CategoryDAO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0.734cm" svg:y1="18.415cm" svg:x2="35.306cm" svg:y2="25.146cm" draw:start-shape="id7" draw:start-glue-point="2" draw:end-shape="id10" draw:end-glue-point="0" svg:d="M30734 18415l4572 6731" svg:viewBox="0 0 4573 6732">
          <text:p text:style-name="P1">Uses</text:p>
          <text:p text:style-name="P1"/>
        </draw:connector>
        <draw:connector draw:style-name="gr7" draw:text-style-name="P1" draw:layer="layout" draw:type="line" svg:x1="35.306cm" svg:y1="28.194cm" svg:x2="30.48cm" svg:y2="30.353cm" draw:start-shape="id10" draw:start-glue-point="2" draw:end-shape="id9" draw:end-glue-point="0" svg:d="M35306 28194l-4826 2159" svg:viewBox="0 0 4827 2160">
          <text:p text:style-name="P1">Accesses/Modifies</text:p>
          <text:p text:style-name="P1"/>
          <text:p text:style-name="P1"/>
        </draw:connector>
        <draw:connector draw:style-name="gr7" draw:text-style-name="P1" draw:layer="layout" draw:type="line" svg:x1="30.48cm" svg:y1="33.02cm" svg:x2="30.543cm" svg:y2="37.338cm" draw:start-shape="id9" draw:start-glue-point="2" draw:end-shape="id11" draw:end-glue-point="0" svg:d="M30480 33020l63 4318" svg:viewBox="0 0 64 4319">
          <text:p text:style-name="P1">Uses</text:p>
          <text:p text:style-name="P1"/>
        </draw:connector>
        <draw:connector draw:style-name="gr9" draw:text-style-name="P1" draw:layer="layout" draw:type="line" svg:x1="30.543cm" svg:y1="39.243cm" svg:x2="30.416cm" svg:y2="43.561cm" draw:start-shape="id11" draw:start-glue-point="2" draw:end-shape="id12" draw:end-glue-point="0" svg:d="M30543 39243l-127 4318" svg:viewBox="0 0 128 4319">
          <text:p text:style-name="P1">Reads/Writes </text:p>
          <text:p text:style-name="P1"/>
        </draw:connector>
        <draw:connector draw:style-name="gr7" draw:text-style-name="P1" draw:layer="layout" draw:type="line" svg:x1="30.416cm" svg:y1="6.223cm" svg:x2="30.734cm" svg:y2="13.335cm" draw:start-shape="id13" draw:start-glue-point="2" draw:end-shape="id7" draw:end-glue-point="0" svg:d="M30416 6223l318 7112" svg:viewBox="0 0 319 7113">
          <text:p text:style-name="P1">Contains</text:p>
          <text:p text:style-name="P1"/>
          <text:p text:style-name="P1"/>
        </draw:connector>
        <draw:connector draw:style-name="gr7" draw:text-style-name="P1" draw:layer="layout" draw:type="line" svg:x1="30.416cm" svg:y1="6.223cm" svg:x2="41.592cm" svg:y2="13.208cm" draw:start-shape="id13" draw:start-glue-point="2" draw:end-shape="id14" draw:end-glue-point="0" svg:d="M30416 6223l11176 6985" svg:viewBox="0 0 11177 6986">
          <text:p text:style-name="P1">Contains</text:p>
          <text:p text:style-name="P1"/>
          <text:p text:style-name="P1"/>
        </draw:connector>
        <draw:connector draw:style-name="gr7" draw:text-style-name="P1" draw:layer="layout" draw:type="line" svg:x1="35.179cm" svg:y1="31.686cm" svg:x2="46.736cm" svg:y2="30.861cm" draw:start-shape="id9" draw:start-glue-point="1" draw:end-shape="id15" draw:end-glue-point="3" svg:d="M35179 31686l11557-825" svg:viewBox="0 0 11558 826">
          <text:p text:style-name="P1">Uses</text:p>
          <text:p text:style-name="P1"/>
        </draw:connector>
        <draw:connector draw:style-name="gr7" draw:text-style-name="P1" draw:layer="layout" draw:type="line" svg:x1="35.179cm" svg:y1="31.686cm" svg:x2="46.736cm" svg:y2="33.147cm" draw:start-shape="id9" draw:start-glue-point="1" draw:end-shape="id16" draw:end-glue-point="3" svg:d="M35179 31686l11557 1461" svg:viewBox="0 0 11558 1462">
          <text:p text:style-name="P1">Uses</text:p>
          <text:p text:style-name="P1"/>
        </draw:connector>
        <draw:custom-shape draw:style-name="gr1" draw:text-style-name="P3" draw:layer="layout" svg:width="4.953cm" svg:height="1.778cm" svg:x="1.143cm" svg:y="3.302cm">
          <text:p text:style-name="P1"><text:span text:style-name="T1">Pres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953cm" svg:height="1.778cm" svg:x="1.143cm" svg:y="5.461cm">
          <text:p text:style-name="P1"><text:span text:style-name="T1">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6.731cm" svg:height="1.139cm" svg:x="0.889cm" svg:y="2.036cm">
          <draw:text-box>
            <text:p><text:span text:style-name="T2">UI</text:span></text:p>
          </draw:text-box>
        </draw:frame>
        <draw:custom-shape draw:style-name="gr4" draw:text-style-name="P3" draw:layer="layout" svg:width="4.953cm" svg:height="1.778cm" svg:x="1.143cm" svg:y="7.62cm">
          <text:p text:style-name="P1"><text:span text:style-name="T1">Deleg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6.731cm" svg:height="0.962cm" svg:x="0.889cm" svg:y="10.414cm">
          <draw:text-box>
            <text:p><text:span text:style-name="T2">Data</text:span></text:p>
          </draw:text-box>
        </draw:frame>
        <draw:custom-shape draw:style-name="gr8" draw:text-style-name="P3" draw:layer="layout" svg:width="4.953cm" svg:height="1.778cm" svg:x="1.27cm" svg:y="11.684cm">
          <text:p text:style-name="P1"><text:span text:style-name="T1">D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953cm" svg:height="1.778cm" svg:x="1.27cm" svg:y="13.843cm">
          <text:p text:style-name="P1"><text:span text:style-name="T1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953cm" svg:height="1.778cm" svg:x="1.27cm" svg:y="16.002cm">
          <text:p text:style-name="P1"><text:span text:style-name="T1">D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953cm" svg:height="1.778cm" svg:x="1.27cm" svg:y="18.034cm">
          <text:p text:style-name="P1"><text:span text:style-name="T1">File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6.731cm" svg:height="0.962cm" svg:x="0.889cm" svg:y="20.701cm">
          <draw:text-box>
            <text:p><text:span text:style-name="T2">Utility</text:span></text:p>
          </draw:text-box>
        </draw:frame>
        <draw:custom-shape draw:style-name="gr12" draw:text-style-name="P3" draw:layer="layout" svg:width="4.953cm" svg:height="1.778cm" svg:x="1.27cm" svg:y="21.971cm">
          <text:p text:style-name="P1"><text:span text:style-name="T1">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6.731cm" svg:height="1.27cm" svg:x="31.877cm" svg:y="26.543cm">
          <text:p text:style-name="P1">UniqueKeyGenerat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" draw:layer="layout" svg:width="6.731cm" svg:height="1.27cm" svg:x="22.987cm" svg:y="26.67cm">
          <text:p text:style-name="P1">UniqueKeyGenerat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" xml:id="id17" draw:id="id17" draw:layer="layout" svg:width="10.16cm" svg:height="5.207cm" svg:x="14.986cm" svg:y="13.335cm">
          <text:p text:style-name="P1">AddTransactionPresente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0.066cm" svg:y1="18.542cm" svg:x2="26.352cm" svg:y2="25.273cm" draw:start-shape="id17" draw:start-glue-point="2" draw:end-shape="id8" draw:end-glue-point="0" svg:d="M20066 18542l6286 6731" svg:viewBox="0 0 6287 6732">
          <text:p text:style-name="P1">Uses</text:p>
          <text:p text:style-name="P1"/>
        </draw:connector>
        <draw:connector draw:style-name="gr7" draw:text-style-name="P1" draw:layer="layout" draw:type="line" svg:x1="20.066cm" svg:y1="18.542cm" svg:x2="35.306cm" svg:y2="25.146cm" draw:start-shape="id17" draw:start-glue-point="2" draw:end-shape="id10" draw:end-glue-point="0" svg:d="M20066 18542l15240 6604" svg:viewBox="0 0 15241 6605">
          <text:p text:style-name="P1">Uses</text:p>
          <text:p text:style-name="P1"/>
        </draw:connector>
        <draw:connector draw:style-name="gr7" draw:text-style-name="P1" draw:layer="layout" draw:type="line" svg:x1="41.592cm" svg:y1="18.034cm" svg:x2="35.306cm" svg:y2="25.146cm" draw:start-shape="id14" draw:start-glue-point="2" draw:end-shape="id10" draw:end-glue-point="0" svg:d="M41592 18034l-6286 7112" svg:viewBox="0 0 6287 7113">
          <text:p text:style-name="P1">Uses</text:p>
          <text:p text:style-name="P1"/>
        </draw:connector>
        <draw:connector draw:style-name="gr7" draw:text-style-name="P1" draw:layer="layout" draw:type="line" svg:x1="41.592cm" svg:y1="18.034cm" svg:x2="26.352cm" svg:y2="25.273cm" draw:start-shape="id14" draw:start-glue-point="2" draw:end-shape="id8" draw:end-glue-point="0" svg:d="M41592 18034l-15240 7239" svg:viewBox="0 0 15241 7240">
          <text:p text:style-name="P1">Uses</text:p>
          <text:p text:style-name="P1"/>
        </draw:connector>
        <draw:connector draw:style-name="gr7" draw:text-style-name="P1" draw:layer="layout" draw:type="line" svg:x1="30.416cm" svg:y1="6.223cm" svg:x2="20.066cm" svg:y2="13.335cm" draw:start-shape="id13" draw:start-glue-point="2" draw:end-shape="id17" draw:end-glue-point="0" svg:d="M30416 6223l-10350 7112" svg:viewBox="0 0 10351 7113">
          <text:p text:style-name="P1">Contains</text:p>
          <text:p text:style-name="P1"/>
          <text:p text:style-name="P1"/>
        </draw:connector>
        <draw:connector draw:style-name="gr14" draw:text-style-name="P1" draw:layer="layout" draw:type="curve" draw:line-skew="-9.121cm" svg:x1="23.114cm" svg:y1="3.81cm" svg:x2="25.781cm" svg:y2="31.686cm" draw:start-shape="id13" draw:start-glue-point="3" draw:end-shape="id9" svg:d="M23114 3810c-14434 0-15768 27876 2667 27876" svg:viewBox="0 0 13665 27877">
          <text:p/>
        </draw:connector>
        <draw:connector draw:style-name="gr14" draw:text-style-name="P1" draw:layer="layout" draw:type="curve" draw:line-skew="-10.169cm" svg:x1="23.114cm" svg:y1="3.81cm" svg:x2="27.178cm" svg:y2="38.29cm" draw:start-shape="id13" draw:start-glue-point="3" draw:end-shape="id11" draw:end-glue-point="3" svg:d="M23114 3810c-16006 0-18038 34480 4064 34480" svg:viewBox="0 0 16334 344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rgile" draw:style="linear" draw:start-color="#423c24" draw:end-color="#968751" draw:start-intensity="100%" draw:end-intensity="100%" draw:angle="600" draw:border="0%"/>
    <draw:gradient draw:name="Deep_20_Blue" draw:display-name="Deep Blue" draw:style="linear" draw:start-color="#204a87" draw:end-color="#729fcf" draw:start-intensity="100%" draw:end-intensity="100%" draw:angle="150" draw:border="0%"/>
    <draw:gradient draw:name="Deep_20_Green" draw:display-name="Deep Green" draw:style="linear" draw:start-color="#314004" draw:end-color="#aecf00" draw:start-intensity="100%" draw:end-intensity="100%" draw:angle="2250" draw:border="0%"/>
    <draw:gradient draw:name="Deep_20_Orange" draw:display-name="Deep Orange" draw:style="linear" draw:start-color="#ff950e" draw:end-color="#c5000b" draw:start-intensity="100%" draw:end-intensity="100%" draw:angle="450" draw:border="0%"/>
    <draw:gradient draw:name="Olive_20_Green" draw:display-name="Olive Green" draw:style="linear" draw:start-color="#3f4f3d" draw:end-color="#83a67f" draw:start-intensity="100%" draw:end-intensity="100%" draw:angle="6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7cm" fo:page-height="1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22:56:10.250382873</meta:creation-date>
    <dc:date>2015-03-27T23:21:21.932091392</dc:date>
    <meta:editing-duration>PT16M34S</meta:editing-duration>
    <meta:editing-cycles>15</meta:editing-cycles>
    <meta:generator>LibreOffice/4.3.6.2$Linux_X86_64 LibreOffice_project/d50a87b2e514536ed401c18000dad4660b6a169e</meta:generator>
    <meta:document-statistic meta:object-count="53"/>
  </office:meta>
</office:document-meta>
</file>